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d7d7" loext:fill-use-slide-background="false" draw:textarea-horizontal-align="justify" draw:textarea-vertical-align="middle" draw:auto-grow-height="false" fo:min-height="1.085cm" fo:min-width="5.335cm" style:writing-mode="lr-tb"/>
      <style:paragraph-properties style:writing-mode="lr-tb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3" style:family="graphic" style:parent-style-name="standard">
      <style:graphic-properties draw:fill="solid" draw:fill-color="#ffffd7" loext:fill-use-slide-background="false" draw:textarea-horizontal-align="justify" draw:textarea-vertical-align="middle" draw:auto-grow-height="false" fo:min-height="1.085cm" fo:min-width="5.335cm" style:writing-mode="lr-tb"/>
      <style:paragraph-properties style:writing-mode="lr-tb"/>
    </style:style>
    <style:style style:name="gr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5" style:family="graphic" style:parent-style-name="standard">
      <style:graphic-properties draw:fill="solid" draw:fill-color="#ffffd7" loext:fill-use-slide-background="false" draw:textarea-horizontal-align="justify" draw:textarea-vertical-align="middle" draw:auto-grow-height="false" fo:min-height="1.085cm" fo:min-width="5.4cm" style:writing-mode="lr-tb"/>
      <style:paragraph-properties style:writing-mode="lr-tb"/>
    </style:style>
    <style:style style:name="gr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8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085cm" fo:min-width="5.335cm" style:writing-mode="lr-tb"/>
      <style:paragraph-properties style:writing-mode="lr-tb"/>
    </style:style>
    <style:style style:name="gr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1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3" draw:marker-end-width="0.3cm"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26" style:family="graphic" style:parent-style-name="objectwithoutfill">
      <style:graphic-properties draw:marker-end="Arrowheads_20_8" draw:marker-end-width="0.3cm" draw:fill="none" draw:textarea-vertical-align="middle"/>
    </style:style>
    <style:style style:name="gr27" style:family="graphic" style:parent-style-name="objectwithoutfill">
      <style:graphic-properties draw:marker-end="Arrowheads_20_9" draw:marker-end-width="0.3cm" draw:fill="none" draw:textarea-vertical-align="middle"/>
    </style:style>
    <style:style style:name="gr28" style:family="graphic" style:parent-style-name="objectwithoutfill">
      <style:graphic-properties draw:marker-end="Arrowheads_20_10" draw:marker-end-width="0.3cm" draw:fill="none" draw:textarea-vertical-align="middle"/>
    </style:style>
    <style:style style:name="gr29" style:family="graphic" style:parent-style-name="objectwithoutfill">
      <style:graphic-properties draw:marker-end="Arrowheads_20_11" draw:marker-end-width="0.3cm" draw:fill="none" draw:textarea-vertical-align="middle"/>
    </style:style>
    <style:style style:name="gr30" style:family="graphic" style:parent-style-name="objectwithoutfill">
      <style:graphic-properties draw:marker-end="Arrowheads_20_12" draw:marker-end-width="0.3cm" draw:fill="none" draw:textarea-vertical-align="middle"/>
    </style:style>
    <style:style style:name="gr31" style:family="graphic" style:parent-style-name="objectwithoutfill">
      <style:graphic-properties draw:marker-end="Arrowheads_20_15" draw:marker-end-width="0.3cm" draw:fill="none" draw:textarea-vertical-align="middle"/>
    </style:style>
    <style:style style:name="gr32" style:family="graphic" style:parent-style-name="objectwithoutfill">
      <style:graphic-properties draw:marker-end="Arrowheads_20_16" draw:marker-end-width="0.3cm" draw:fill="none" draw:textarea-vertical-align="middle"/>
    </style:style>
    <style:style style:name="gr33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085cm" fo:min-width="5.4cm" style:writing-mode="lr-tb"/>
      <style:paragraph-properties style:writing-mode="lr-tb"/>
    </style:style>
    <style:style style:name="gr3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3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36" style:family="graphic" style:parent-style-name="objectwithoutfill">
      <style:graphic-properties draw:marker-end="Arrowheads_20_17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4cm" style:writing-mode="lr-tb"/>
      <style:paragraph-properties style:writing-mode="lr-tb"/>
    </style:style>
    <style:style style:name="gr40" style:family="graphic" style:parent-style-name="standard">
      <style:graphic-properties draw:fill="none" loext:fill-use-slide-background="false" draw:textarea-horizontal-align="justify" draw:textarea-vertical-align="middle" draw:auto-grow-height="false" fo:min-height="1.751cm" fo:min-width="5.4cm" style:writing-mode="lr-tb"/>
      <style:paragraph-properties style:writing-mode="lr-tb"/>
    </style:style>
    <style:style style:name="gr4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42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05cm" fo:min-width="5.4cm" style:writing-mode="lr-tb"/>
      <style:paragraph-properties style:writing-mode="lr-tb"/>
    </style:style>
    <style:style style:name="gr43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4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5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6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7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8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49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50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1.751cm" fo:min-width="5.335cm" style:writing-mode="lr-tb"/>
      <style:paragraph-properties style:writing-mode="lr-tb"/>
    </style:style>
    <style:style style:name="gr51" style:family="graphic" style:parent-style-name="objectwithoutfill">
      <style:graphic-properties draw:marker-end="Arrowheads_20_18" draw:marker-end-width="0.3cm" draw:fill="none" draw:textarea-vertical-align="middle"/>
    </style:style>
    <style:style style:name="gr52" style:family="graphic" style:parent-style-name="objectwithoutfill">
      <style:graphic-properties draw:marker-end="Arrowheads_20_19" draw:marker-end-width="0.3cm" draw:fill="none" draw:textarea-vertical-align="middle"/>
    </style:style>
    <style:style style:name="gr53" style:family="graphic" style:parent-style-name="objectwithoutfill">
      <style:graphic-properties draw:marker-end="Arrowheads_20_20" draw:marker-end-width="0.3cm" draw:fill="none" draw:textarea-vertical-align="middle"/>
    </style:style>
    <style:style style:name="gr54" style:family="graphic" style:parent-style-name="objectwithoutfill">
      <style:graphic-properties draw:marker-end="Arrowheads_20_23" draw:marker-end-width="0.3cm" draw:fill="none" draw:textarea-vertical-align="middle"/>
    </style:style>
    <style:style style:name="gr55" style:family="graphic" style:parent-style-name="objectwithoutfill">
      <style:graphic-properties draw:marker-end="Arrowheads_20_24" draw:marker-end-width="0.3cm" draw:fill="none" draw:textarea-vertical-align="middle"/>
    </style:style>
    <style:style style:name="gr56" style:family="graphic" style:parent-style-name="objectwithoutfill">
      <style:graphic-properties draw:marker-end="Arrowheads_20_25" draw:marker-end-width="0.3cm" draw:fill="none" draw:textarea-vertical-align="middle"/>
    </style:style>
    <style:style style:name="gr57" style:family="graphic" style:parent-style-name="objectwithoutfill">
      <style:graphic-properties draw:marker-end="Arrowheads_20_26" draw:marker-end-width="0.3cm" draw:fill="none" draw:textarea-vertical-align="middle"/>
    </style:style>
    <style:style style:name="gr58" style:family="graphic" style:parent-style-name="objectwithoutfill">
      <style:graphic-properties draw:marker-end="Arrowheads_20_27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ffd7d7"/>
      <style:paragraph-properties fo:text-align="center" style:writing-mode="lr-tb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style:font-name="Courier New1" fo:font-size="18.6000003814697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Courier New1" fo:font-size="18.6000003814697pt" style:font-size-asian="14pt" style:font-size-complex="14pt"/>
    </style:style>
    <style:style style:name="P5" style:family="paragraph">
      <loext:graphic-properties draw:fill="solid" draw:fill-color="#ffffd7"/>
      <style:paragraph-properties fo:text-align="center" style:writing-mode="lr-tb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Courier New1" fo:font-size="18.6000003814697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ourier New1" fo:font-size="18.6000003814697pt" style:font-size-asian="14pt" style:font-size-complex="14pt"/>
    </style:style>
    <style:style style:name="P8" style:family="paragraph">
      <loext:graphic-properties draw:fill="solid" draw:fill-color="#dddddd"/>
      <style:paragraph-properties fo:text-align="center" style:writing-mode="lr-tb"/>
      <style:text-properties style:font-name="Courier New1" fo:font-size="18.6000003814697pt" fo:font-weight="bold" style:font-size-asian="14pt" style:font-weight-asian="bold" style:font-size-complex="1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T1" style:family="text">
      <style:text-properties style:font-name="Courier New1"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style:font-name="Courier New1" fo:font-size="14pt" fo:language="en" fo:country="US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835cm" svg:height="1.335cm" svg:x="0.529cm" svg:y="0.664cm">
          <text:p text:style-name="P1"><text:span text:style-name="T1">NAM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1.997cm">
          <text:p text:style-name="P3"><text:span text:style-name="T2">typ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3.998cm">
          <text:p text:style-name="P3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5.835cm" svg:height="2.001cm" svg:x="0.529cm" svg:y="5.997cm">
          <text:p text:style-name="P3"><text:span text:style-name="T2">uuid</text:span><text:span text:style-name="T2"><text:line-break/></text:span><text:span text:style-name="T2">main/ext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8.059cm" svg:y="0.664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5.835cm" svg:height="2.001cm" svg:x="8.059cm" svg:y="1.997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5.835cm" svg:height="2.001cm" svg:x="8.059cm" svg:y="3.998cm">
          <text:p text:style-name="P3"><text:span text:style-name="T2">entry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9cm" svg:height="1.335cm" svg:x="23cm" svg:y="5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7" draw:id="id17" draw:layer="layout" svg:width="5.9cm" svg:height="1.3cm" svg:x="23cm" svg:y="6.3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9cm" svg:height="1.3cm" svg:x="23cm" svg:y="7.633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1.165cm" svg:y="15.066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0" draw:id="id10" draw:layer="layout" svg:width="5.835cm" svg:height="2.001cm" svg:x="1.165cm" svg:y="16.398cm">
          <text:p text:style-name="P6"><text:span text:style-name="T2">uuid + .part 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35cm" svg:height="2.001cm" svg:x="1.165cm" svg:y="18.399cm">
          <text:p text:style-name="P6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8.165cm" svg:y="7.865cm">
          <text:p text:style-name="P1"><text:span text:style-name="T1">BORROWE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5" draw:id="id15" draw:layer="layout" svg:width="5.835cm" svg:height="2.001cm" svg:x="8.165cm" svg:y="9.197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.835cm" svg:height="2.001cm" svg:x="8.165cm" svg:y="11.198cm">
          <text:p text:style-name="P6"><text:span text:style-name="T2">list&lt;uuid&gt;</text:span><text:span text:style-name="T2"><text:line-break/></text:span><text:span text:style-name="T2">? extension 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15.908cm" svg:y="0.664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4" draw:id="id4" draw:layer="layout" svg:width="5.835cm" svg:height="2.001cm" svg:x="15.908cm" svg:y="1.997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5" draw:id="id5" draw:layer="layout" svg:width="5.835cm" svg:height="2.001cm" svg:x="15.908cm" svg:y="3.998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15.908cm" svg:y="15.066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" draw:id="id8" draw:layer="layout" svg:width="5.835cm" svg:height="2.001cm" svg:x="15.908cm" svg:y="16.398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6" draw:id="id16" draw:layer="layout" svg:width="5.835cm" svg:height="2.001cm" svg:x="15.908cm" svg:y="18.399cm">
          <text:p text:style-name="P6"><text:span text:style-name="T3">uuid</text:span><text:span text:style-name="T3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909cm" svg:y="0.664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3" draw:id="id3" draw:layer="layout" svg:width="5.835cm" svg:height="2.001cm" svg:x="22.909cm" svg:y="1.997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2" draw:id="id12" draw:layer="layout" svg:width="5.835cm" svg:height="1.335cm" svg:x="8.059cm" svg:y="15.065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9" draw:id="id9" draw:layer="layout" svg:width="5.835cm" svg:height="2.001cm" svg:x="8.059cm" svg:y="16.397cm">
          <text:p text:style-name="P6"><text:span text:style-name="T2">uuid </text:span><text:span text:style-name="T2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835cm" svg:height="2.001cm" svg:x="8.059cm" svg:y="18.398cm">
          <text:p text:style-name="P3"><text:span text:style-name="T2">entry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1.165cm" svg:y="10.667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11" draw:id="id11" draw:layer="layout" svg:width="5.835cm" svg:height="2.001cm" svg:x="1.165cm" svg:y="11.999cm">
          <text:p text:style-name="P6"><text:span text:style-name="T2">uuid</text:span><text:span text:style-name="T2"><text:line-break/></text:span><text:span text:style-name="T2">registry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type="curve" svg:x1="13.894cm" svg:y1="19.398cm" svg:x2="15.959cm" svg:y2="10.196cm" draw:start-shape="id1" draw:start-glue-point="1" draw:end-shape="id2" draw:end-glue-point="3" svg:d="M13894 19398c1548 0 516-9202 2065-9202" svg:viewBox="0 0 2066 9203">
          <text:p/>
        </draw:connector>
        <draw:connector draw:style-name="gr21" draw:text-style-name="P9" draw:layer="layout" svg:x1="22.909cm" svg:y1="2.997cm" svg:x2="21.743cm" svg:y2="2.997cm" draw:start-shape="id3" draw:start-glue-point="3" draw:end-shape="id4" draw:end-glue-point="1" svg:d="M22909 2997h-1166" svg:viewBox="0 0 1167 1">
          <text:p/>
        </draw:connector>
        <draw:connector draw:style-name="gr22" draw:text-style-name="P9" draw:layer="layout" svg:x1="15.908cm" svg:y1="4.998cm" svg:x2="13.894cm" svg:y2="2.997cm" draw:start-shape="id5" draw:start-glue-point="3" draw:end-shape="id6" draw:end-glue-point="1" svg:d="M15908 4998h-1008v-2001h-1006" svg:viewBox="0 0 2015 2002">
          <text:p/>
        </draw:connector>
        <draw:custom-shape draw:style-name="gr8" draw:text-style-name="P8" draw:layer="layout" svg:width="5.835cm" svg:height="1.335cm" svg:x="15.959cm" svg:y="7.864cm">
          <text:p text:style-name="P1"><text:span text:style-name="T1">? BORROWED ?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2" draw:id="id2" draw:layer="layout" svg:width="5.835cm" svg:height="2.001cm" svg:x="15.959cm" svg:y="9.196cm">
          <text:p text:style-name="P6"><text:span text:style-name="T3">uuid</text:span><text:span text:style-name="T3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5.835cm" svg:height="2.001cm" svg:x="15.959cm" svg:y="11.197cm">
          <text:p text:style-name="P6"><text:span text:style-name="T2">uuid</text:span><text:span text:style-name="T2"><text:line-break/></text:span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22.909cm" svg:y="15.063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xml:id="id7" draw:id="id7" draw:layer="layout" svg:width="5.835cm" svg:height="2.001cm" svg:x="22.909cm" svg:y="16.396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onnector draw:style-name="gr26" draw:text-style-name="P9" draw:layer="layout" svg:x1="22.909cm" svg:y1="17.396cm" svg:x2="21.743cm" svg:y2="17.398cm" draw:start-shape="id7" draw:start-glue-point="3" draw:end-shape="id8" draw:end-glue-point="1" svg:d="M22909 17396h-584v2h-582" svg:viewBox="0 0 1167 3">
          <text:p/>
        </draw:connector>
        <draw:connector draw:style-name="gr27" draw:text-style-name="P9" draw:layer="layout" svg:x1="8.059cm" svg:y1="17.397cm" svg:x2="7cm" svg:y2="17.398cm" draw:start-shape="id9" draw:start-glue-point="3" draw:end-shape="id10" draw:end-glue-point="1" svg:d="M8059 17397h-530v1h-529" svg:viewBox="0 0 1060 2">
          <text:p/>
        </draw:connector>
        <draw:connector draw:style-name="gr28" draw:text-style-name="P9" draw:layer="layout" svg:x1="7cm" svg:y1="12.999cm" svg:x2="8.059cm" svg:y2="15.732cm" draw:start-shape="id11" draw:start-glue-point="1" draw:end-shape="id12" draw:end-glue-point="3" svg:d="M7000 12999h529v2733h530" svg:viewBox="0 0 1060 2734">
          <text:p/>
        </draw:connector>
        <draw:connector draw:style-name="gr29" draw:text-style-name="P9" draw:layer="layout" draw:line-skew="-0.498cm" svg:x1="3.446cm" svg:y1="7.998cm" svg:x2="1.165cm" svg:y2="12.999cm" draw:start-shape="id13" draw:start-glue-point="2" draw:end-shape="id11" draw:end-glue-point="3" svg:d="M3446 7998v1502h-2783v3499h502" svg:viewBox="0 0 2784 5002">
          <text:p/>
        </draw:connector>
        <draw:connector draw:style-name="gr30" draw:text-style-name="P9" draw:layer="layout" draw:line-skew="-0.211cm" svg:x1="6.364cm" svg:y1="6.997cm" svg:x2="8.059cm" svg:y2="2.997cm" draw:start-shape="id13" draw:start-glue-point="1" draw:end-shape="id6" draw:end-glue-point="3" svg:d="M6364 6997h636v-4000h1059" svg:viewBox="0 0 1696 4001">
          <text:p/>
        </draw:connector>
        <draw:connector draw:style-name="gr31" draw:text-style-name="P9" draw:layer="layout" draw:type="curve" svg:x1="8.059cm" svg:y1="4.998cm" svg:x2="8.165cm" svg:y2="10.197cm" draw:start-shape="id14" draw:start-glue-point="3" draw:end-shape="id15" draw:end-glue-point="3" svg:d="M8059 4998c-753 0-806 5199 106 5199" svg:viewBox="0 0 679 5200">
          <text:p/>
        </draw:connector>
        <draw:connector draw:style-name="gr32" draw:text-style-name="P9" draw:layer="layout" draw:type="curve" svg:x1="15.908cm" svg:y1="19.399cm" svg:x2="13.894cm" svg:y2="17.397cm" draw:start-shape="id16" draw:start-glue-point="3" draw:end-shape="id9" draw:end-glue-point="1" svg:d="M15908 19399c-1512 0-505-2002-2014-2002" svg:viewBox="0 0 2015 2003">
          <text:p/>
        </draw:connector>
        <draw:custom-shape draw:style-name="gr33" draw:text-style-name="P8" draw:layer="layout" svg:width="5.9cm" svg:height="1.335cm" svg:x="23cm" svg:y="10.5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5.9cm" svg:height="1.3cm" svg:x="23cm" svg:y="11.8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5.9cm" svg:height="1.3cm" svg:x="23cm" svg:y="13.133cm">
          <text:p text:style-name="P6"><text:span text:style-name="T3">uuid</text:span><text:span text:style-name="T3"><text:line-break/></text:span><text:span text:style-name="T2">extension</text:span></text:p>
          <draw:enhanced-geometry svg:viewBox="0 0 21600 21600" draw:type="rectangle" draw:enhanced-path="M 0 0 L 21600 0 21600 21600 0 21600 0 0 Z N"/>
        </draw:custom-shape>
        <draw:connector draw:style-name="gr36" draw:text-style-name="P9" draw:layer="layout" draw:type="curve" draw:line-skew="-2.947cm" svg:x1="13.894cm" svg:y1="4.998cm" svg:x2="23cm" svg:y2="6.982cm" draw:start-shape="id14" draw:start-glue-point="1" draw:end-shape="id17" draw:end-glue-point="3" svg:d="M13894 4998c2409 0-2144 1984 9106 1984" svg:viewBox="0 0 9107 1985">
          <text:p/>
        </draw:connector>
        <draw:frame draw:style-name="gr37" draw:text-style-name="P10" draw:layer="layout" svg:width="0.853cm" svg:height="0.962cm" svg:x="2.5cm" svg:y="8.5cm">
          <draw:text-box>
            <text:p>?</text:p>
          </draw:text-box>
        </draw:fram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5.835cm" svg:height="1.335cm" svg:x="0.529cm" svg:y="1.164cm">
          <text:p text:style-name="P1"><text:span text:style-name="T1">NAM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2.497cm">
          <text:p text:style-name="P3"><text:span text:style-name="T2">typ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4.498cm">
          <text:p text:style-name="P3"><text:span text:style-name="T2">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5.835cm" svg:height="2.001cm" svg:x="0.529cm" svg:y="6.497cm">
          <text:p text:style-name="P3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" draw:id="id21" draw:layer="layout" svg:width="5.9cm" svg:height="1.335cm" svg:x="8.1cm" svg:y="6.865cm">
          <text:p text:style-name="P1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27" draw:id="id27" draw:layer="layout" svg:width="5.9cm" svg:height="2.001cm" svg:x="8.1cm" svg:y="8.198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25" draw:id="id25" draw:layer="layout" svg:width="5.9cm" svg:height="2.001cm" svg:x="8.1cm" svg:y="10.199cm">
          <text:p text:style-name="P3"><text:span text:style-name="T2">entry</text:span><text:span text:style-name="T2"><text:line-break/></text:span><text:span text:style-name="T2">metadata 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9cm" svg:height="1.335cm" svg:x="1.4cm" svg:y="9.8cm">
          <text:p text:style-name="P1"><text:span text:style-name="T1">TYPE CODES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xml:id="id29" draw:id="id29" draw:layer="layout" svg:width="5.9cm" svg:height="1.3cm" svg:x="1.4cm" svg:y="11.132cm">
          <text:p text:style-name="P6"><text:span text:style-name="T2">code </text:span><text:span text:style-name="T2"><text:line-break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xml:id="id30" draw:id="id30" draw:layer="layout" svg:width="5.9cm" svg:height="1.3cm" svg:x="1.4cm" svg:y="12.433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8" draw:id="id28" draw:layer="layout" svg:width="5.835cm" svg:height="1.335cm" svg:x="8.165cm" svg:y="14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xml:id="id32" draw:id="id32" draw:layer="layout" svg:width="5.835cm" svg:height="2.001cm" svg:x="8.165cm" svg:y="15.332cm">
          <text:p text:style-name="P6"><text:span text:style-name="T2">uuid + .part 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5.835cm" svg:height="2.001cm" svg:x="8.165cm" svg:y="17.333cm">
          <text:p text:style-name="P6"><text:span text:style-name="T2">file name</text:span><text:span text:style-name="T2"><text:line-break/></text:span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16cm" svg:y="11.066cm">
          <text:p text:style-name="P1"><text:span text:style-name="T1">BORROWED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xml:id="id26" draw:id="id26" draw:layer="layout" svg:width="5.835cm" svg:height="2.001cm" svg:x="16cm" svg:y="12.398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xml:id="id23" draw:id="id23" draw:layer="layout" svg:width="5.835cm" svg:height="2.001cm" svg:x="16cm" svg:y="14.399cm">
          <text:p text:style-name="P6"><text:span text:style-name="T2">list&lt;uuid&gt;</text:span><text:span text:style-name="T2"><text:line-break/></text:span><text:span text:style-name="T2">extension inf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15.908cm" svg:y="3.197cm">
          <text:p text:style-name="P1"><text:span text:style-name="T1">REFERENCES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xml:id="id19" draw:id="id19" draw:layer="layout" svg:width="5.835cm" svg:height="2.001cm" svg:x="15.908cm" svg:y="4.53cm">
          <text:p text:style-name="P6"><text:span text:style-name="T2">uuid 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xml:id="id20" draw:id="id20" draw:layer="layout" svg:width="5.835cm" svg:height="2.001cm" svg:x="15.908cm" svg:y="6.531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35cm" svg:height="1.335cm" svg:x="22.909cm" svg:y="3.197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9" draw:text-style-name="P7" xml:id="id18" draw:id="id18" draw:layer="layout" svg:width="5.835cm" svg:height="2.001cm" svg:x="22.909cm" svg:y="4.53cm">
          <text:p text:style-name="P6"><text:span text:style-name="T2">list&lt;uuid&gt;</text:span><text:span text:style-name="T2"><text:line-break/></text:span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35cm" svg:height="1.335cm" svg:x="22.665cm" svg:y="16.167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xml:id="id24" draw:id="id24" draw:layer="layout" svg:width="5.835cm" svg:height="2.001cm" svg:x="22.665cm" svg:y="17.499cm">
          <text:p text:style-name="P6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svg:x1="22.909cm" svg:y1="5.53cm" svg:x2="21.743cm" svg:y2="5.53cm" draw:start-shape="id18" draw:start-glue-point="3" draw:end-shape="id19" draw:end-glue-point="1" svg:d="M22909 5530h-1166" svg:viewBox="0 0 1167 1">
          <text:p/>
        </draw:connector>
        <draw:connector draw:style-name="gr22" draw:text-style-name="P9" draw:layer="layout" svg:x1="15.908cm" svg:y1="7.531cm" svg:x2="14cm" svg:y2="7.532cm" draw:start-shape="id20" draw:start-glue-point="3" draw:end-shape="id21" draw:end-glue-point="1" svg:d="M15908 7531h-954v1h-954" svg:viewBox="0 0 1909 2">
          <text:p/>
        </draw:connector>
        <draw:connector draw:style-name="gr30" draw:text-style-name="P9" draw:layer="layout" svg:x1="6.364cm" svg:y1="7.497cm" svg:x2="8.1cm" svg:y2="7.532cm" draw:start-shape="id22" draw:start-glue-point="1" draw:end-shape="id21" draw:end-glue-point="3" svg:d="M6364 7497h868v35h868" svg:viewBox="0 0 1737 36">
          <text:p/>
        </draw:connector>
        <draw:connector draw:style-name="gr51" draw:text-style-name="P9" draw:layer="layout" svg:x1="18.917cm" svg:y1="16.4cm" svg:x2="22.665cm" svg:y2="18.499cm" draw:start-shape="id23" draw:start-glue-point="2" draw:end-shape="id24" draw:end-glue-point="3" svg:d="M18917 16400v2099h3748" svg:viewBox="0 0 3749 2100">
          <text:p/>
        </draw:connector>
        <draw:connector draw:style-name="gr52" draw:text-style-name="P9" draw:layer="layout" svg:x1="14cm" svg:y1="11.199cm" svg:x2="16cm" svg:y2="13.398cm" draw:start-shape="id25" draw:start-glue-point="1" draw:end-shape="id26" draw:end-glue-point="3" svg:d="M14000 11199h1000v2199h1000" svg:viewBox="0 0 2001 2200">
          <text:p/>
        </draw:connector>
        <draw:connector draw:style-name="gr53" draw:text-style-name="P9" draw:layer="layout" draw:line-skew="0.665cm" svg:x1="21.835cm" svg:y1="15.399cm" svg:x2="14cm" svg:y2="9.198cm" draw:start-shape="id23" draw:start-glue-point="1" draw:end-shape="id27" draw:end-glue-point="1" svg:d="M21835 15399h1165v-6201h-9000" svg:viewBox="0 0 9001 6202">
          <text:p/>
        </draw:connector>
        <draw:connector draw:style-name="gr54" draw:text-style-name="P9" draw:layer="layout" svg:x1="11.05cm" svg:y1="12.2cm" svg:x2="11.082cm" svg:y2="14cm" draw:start-shape="id25" draw:start-glue-point="2" draw:end-shape="id28" draw:end-glue-point="0" svg:d="M11050 12200v899h32v901" svg:viewBox="0 0 33 1801">
          <text:p/>
        </draw:connector>
        <draw:connector draw:style-name="gr55" draw:text-style-name="P9" draw:layer="layout" svg:x1="8.1cm" svg:y1="11.199cm" svg:x2="7.3cm" svg:y2="11.782cm" draw:start-shape="id25" draw:start-glue-point="3" draw:end-shape="id29" draw:end-glue-point="1" svg:d="M8100 11199h-400v583h-400" svg:viewBox="0 0 801 584">
          <text:p/>
        </draw:connector>
        <draw:connector draw:style-name="gr56" draw:text-style-name="P9" draw:layer="layout" svg:x1="1.4cm" svg:y1="13.083cm" svg:x2="8.1cm" svg:y2="9.198cm" draw:start-shape="id30" draw:start-glue-point="3" draw:end-shape="id27" draw:end-glue-point="3" svg:d="M1400 13083h-501v-3885h7201" svg:viewBox="0 0 7202 3886">
          <text:p/>
        </draw:connector>
        <draw:frame draw:style-name="gr37" draw:text-style-name="P12" draw:layer="layout" svg:width="0.853cm" svg:height="0.962cm" svg:x="19.117cm" svg:y="17.4cm">
          <draw:text-box>
            <text:p>?</text:p>
          </draw:text-box>
        </draw:frame>
        <draw:custom-shape draw:style-name="gr8" draw:text-style-name="P8" draw:layer="layout" svg:width="5.835cm" svg:height="1.335cm" svg:x="0.529cm" svg:y="14.564cm">
          <text:p text:style-name="P1"><text:span text:style-name="T1">META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35cm" svg:height="2.001cm" svg:x="0.529cm" svg:y="15.897cm">
          <text:p text:style-name="P3"><text:span text:style-name="T2">uuid</text:span><text:span text:style-name="T2"><text:line-break/></text:span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1" draw:id="id31" draw:layer="layout" svg:width="5.835cm" svg:height="2.001cm" svg:x="0.529cm" svg:y="17.898cm">
          <text:p text:style-name="P3"><text:span text:style-name="T2">uuid</text:span><text:span text:style-name="T2"><text:line-break/></text:span><text:span text:style-name="T2">metadata</text:span></text:p>
          <draw:enhanced-geometry svg:viewBox="0 0 21600 21600" draw:type="rectangle" draw:enhanced-path="M 0 0 L 21600 0 21600 21600 0 21600 0 0 Z N"/>
        </draw:custom-shape>
        <draw:connector draw:style-name="gr57" draw:text-style-name="P9" draw:layer="layout" svg:x1="6.364cm" svg:y1="18.898cm" svg:x2="8.165cm" svg:y2="16.332cm" draw:start-shape="id31" draw:start-glue-point="1" draw:end-shape="id32" draw:end-glue-point="3" svg:d="M6364 18898h900v-2566h901" svg:viewBox="0 0 1802 2567">
          <text:p/>
        </draw:connector>
        <draw:connector draw:style-name="gr58" draw:text-style-name="P9" draw:layer="layout" svg:x1="16cm" svg:y1="15.399cm" svg:x2="14cm" svg:y2="16.332cm" draw:start-shape="id23" draw:start-glue-point="3" draw:end-shape="id32" draw:end-glue-point="1" svg:d="M16000 15399h-1001v933h-999" svg:viewBox="0 0 2001 934">
          <text:p/>
        </draw:connector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6cm" presentation:class="title" presentation:placeholder="true">
        <draw:text-box/>
      </draw:frame>
      <draw:frame presentation:style-name="Default-outline1" draw:layer="backgroundobjects" svg:width="26.729cm" svg:height="12.179cm" svg:x="1.485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22T17:34:53.216000000</meta:creation-date>
    <dc:date>2026-01-25T21:03:00.751000000</dc:date>
    <meta:editing-duration>PT8H25M7S</meta:editing-duration>
    <meta:editing-cycles>52</meta:editing-cycles>
    <meta:generator>LibreOffice/7.5.9.2$Windows_X86_64 LibreOffice_project/cdeefe45c17511d326101eed8008ac4092f278a9</meta:generator>
    <meta:document-statistic meta:object-count="112"/>
  </office:meta>
</office:document-meta>
</file>